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opacity-name="" draw:textarea-horizontal-align="justify" draw:textarea-vertical-align="middle" draw:auto-grow-height="false" fo:min-height="1.02cm" fo:min-width="3.3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opacity="0%"/>
      <style:paragraph-properties fo:text-align="start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1.27cm" svg:x="2.27cm" svg:y="2.27cm">
          <text:p text:style-name="P1"><text:span text:style-name="T1">rne</text:span></text:p>
          <text:p text:style-name="P1"><text:span text:style-name="T2">→</text:span><text:span text:style-name="T2">provision (.r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81cm" svg:height="1.27cm" svg:x="2.27cm" svg:y="4.175cm">
          <text:p text:style-name="P1"><text:span text:style-name="T1">tge</text:span></text:p>
          <text:p text:style-name="P1"><text:span text:style-name="T2">→</text:span><text:span text:style-name="T2">usage (.tg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81cm" svg:height="1.27cm" svg:x="2.27cm" svg:y="6.08cm">
          <text:p text:style-name="P1"><text:span text:style-name="T1">wle</text:span></text:p>
          <text:p text:style-name="P1"><text:span text:style-name="T2">→</text:span><text:span text:style-name="T2">workload (.wl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1cm" svg:height="1.27cm" svg:x="7.35cm" svg:y="2.27cm">
          <text:p text:style-name="P1"><text:span text:style-name="T1">rnc</text:span></text:p>
          <text:p text:style-name="P1"><text:span text:style-name="T2">→</text:span><text:span text:style-name="T2">provision (.h, .c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81cm" svg:height="1.27cm" svg:x="8.62cm" svg:y="4.175cm">
          <text:p text:style-name="P1"><text:span text:style-name="T1">tgc</text:span></text:p>
          <text:p text:style-name="P1"><text:span text:style-name="T2">→</text:span><text:span text:style-name="T2">usage (.h, .c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81cm" svg:height="1.27cm" svg:x="9.89cm" svg:y="6.08cm">
          <text:p text:style-name="P1"><text:span text:style-name="T1">wlc</text:span></text:p>
          <text:p text:style-name="P1"><text:span text:style-name="T2">→</text:span><text:span text:style-name="T2">workload (.h, .c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08cm" svg:y1="2.905cm" svg:x2="7.35cm" svg:y2="2.905cm" draw:start-shape="id1" draw:start-glue-point="1" draw:end-shape="id2" draw:end-glue-point="3" svg:d="M6080 2905h1270" svg:viewBox="0 0 1271 1">
          <text:p/>
        </draw:connector>
        <draw:connector draw:style-name="gr2" draw:text-style-name="P3" draw:layer="layout" draw:type="line" svg:x1="6.08cm" svg:y1="4.81cm" svg:x2="8.62cm" svg:y2="4.81cm" draw:start-shape="id3" draw:start-glue-point="1" draw:end-shape="id4" draw:end-glue-point="3" svg:d="M6080 4810h2540" svg:viewBox="0 0 2541 1">
          <text:p/>
        </draw:connector>
        <draw:connector draw:style-name="gr2" draw:text-style-name="P3" draw:layer="layout" draw:type="line" svg:x1="6.08cm" svg:y1="6.715cm" svg:x2="9.89cm" svg:y2="6.715cm" draw:start-shape="id5" draw:start-glue-point="1" draw:end-shape="id6" draw:end-glue-point="3" svg:d="M6080 6715h3810" svg:viewBox="0 0 3811 1">
          <text:p/>
        </draw:connector>
        <draw:line draw:style-name="gr2" draw:text-style-name="P3" draw:layer="layout" svg:x1="7.858cm" svg:y1="3.54cm" svg:x2="7.858cm" svg:y2="4.81cm">
          <text:p/>
        </draw:line>
        <draw:line draw:style-name="gr2" draw:text-style-name="P3" draw:layer="layout" svg:x1="9.255cm" svg:y1="5.445cm" svg:x2="9.255cm" svg:y2="6.715cm">
          <text:p/>
        </draw:line>
        <draw:custom-shape draw:style-name="gr1" draw:text-style-name="P2" xml:id="id7" draw:id="id7" draw:layer="layout" svg:width="3.81cm" svg:height="1.27cm" svg:x="2.27cm" svg:y="8.62cm">
          <text:p text:style-name="P4"><text:span text:style-name="T2">librari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81cm" svg:height="1.27cm" svg:x="7.985cm" svg:y="8.62cm">
          <text:p text:style-name="P1"><text:span text:style-name="T1">gcc</text:span></text:p>
          <text:p text:style-name="P1"><text:span text:style-name="T2">→</text:span><text:span text:style-name="T2">runtime (.o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81cm" svg:height="1.27cm" svg:x="13.7cm" svg:y="8.62cm">
          <text:p text:style-name="P1"><text:span text:style-name="T1">gcc</text:span></text:p>
          <text:p text:style-name="P1"><text:span text:style-name="T2">→</text:span><text:span text:style-name="T2">executable</text:span></text:p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5.079cm" svg:height="5.714cm" svg:x="11.16cm" svg:y="2.905cm" svg:viewBox="0 0 5080 5715" svg:d="M0 0c5080 0 5080 5715 5080 5715">
          <text:p/>
        </draw:path>
        <draw:path draw:style-name="gr3" draw:text-style-name="P3" draw:layer="layout" svg:width="3.809cm" svg:height="3.81cm" svg:x="12.43cm" svg:y="4.81cm" svg:viewBox="0 0 3810 3811" svg:d="M0 0c3810 0 3810 3811 3810 3811">
          <text:p/>
        </draw:path>
        <draw:path draw:style-name="gr3" draw:text-style-name="P3" draw:layer="layout" svg:width="2.539cm" svg:height="1.906cm" svg:x="13.7cm" svg:y="6.715cm" svg:viewBox="0 0 2540 1907" svg:d="M0 0c2540 0 2540 1907 2540 1907">
          <text:p/>
        </draw:path>
        <draw:connector draw:style-name="gr2" draw:text-style-name="P3" draw:layer="layout" draw:type="line" svg:x1="6.08cm" svg:y1="9.255cm" svg:x2="7.985cm" svg:y2="9.255cm" draw:start-shape="id7" draw:start-glue-point="1" draw:end-shape="id8" draw:end-glue-point="3" svg:d="M6080 9255h1905" svg:viewBox="0 0 1906 1">
          <text:p/>
        </draw:connector>
        <draw:connector draw:style-name="gr2" draw:text-style-name="P3" draw:layer="layout" draw:type="line" svg:x1="11.795cm" svg:y1="9.255cm" svg:x2="13.7cm" svg:y2="9.255cm" draw:start-shape="id8" draw:start-glue-point="1" draw:end-shape="id9" draw:end-glue-point="3" svg:d="M11795 9255h1905" svg:viewBox="0 0 190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1T14:03:46.422069000</meta:creation-date>
    <dc:date>2016-05-01T14:13:56.616873000</dc:date>
    <meta:editing-duration>PT10M10S</meta:editing-duration>
    <meta:editing-cycles>1</meta:editing-cycles>
    <meta:generator>LibreOffice/5.1.1.3$MacOSX_X86_64 LibreOffice_project/89f508ef3ecebd2cfb8e1def0f0ba9a803b88a6d</meta:generator>
    <meta:document-statistic meta:object-count="19"/>
  </office:meta>
</office:document-meta>
</file>